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asst uns mal sehen, ob das hier wirklich funktionie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4-23T17:47:27.50</meta:creation-date>
    <dc:date>2018-04-23T17:49:38.73</dc:date>
    <meta:editing-duration>PT1M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1" meta:paragraph-count="1" meta:word-count="9" meta:character-count="54"/>
  </office:meta>
</office:document-meta>
</file>